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izona</text:p>
          </table:table-cell>
          <table:table-cell office:value-type="percentage" office:value="0.68" calcext:value-type="percentage">
            <text:p>68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5926" calcext:value-type="percentage">
            <text:p>59.26%</text:p>
          </table:table-cell>
          <table:table-cell office:value-type="percentage" office:value="0.7826" calcext:value-type="percentage">
            <text:p>78.26%</text:p>
          </table:table-cell>
          <table:table-cell office:value-type="percentage" office:value="0.463" calcext:value-type="percentage">
            <text:p>46.30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tlanta</text:p>
          </table:table-cell>
          <table:table-cell office:value-type="percentage" office:value="0.3953" calcext:value-type="percentage">
            <text:p>39.53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255" calcext:value-type="percentage">
            <text:p>42.55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ltimore</text:p>
          </table:table-cell>
          <table:table-cell office:value-type="percentage" office:value="0.4222" calcext:value-type="percentage">
            <text:p>42.22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43" calcext:value-type="percentage">
            <text:p>46.43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4151" calcext:value-type="percentage">
            <text:p>41.51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uffalo</text:p>
          </table:table-cell>
          <table:table-cell office:value-type="percentage" office:value="0.3824" calcext:value-type="percentage">
            <text:p>38.24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63" calcext:value-type="percentage">
            <text:p>52.63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286" calcext:value-type="percentage">
            <text:p>42.86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olina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5217" calcext:value-type="percentage">
            <text:p>52.17%</text:p>
          </table:table-cell>
          <table:table-cell office:value-type="percentage" office:value="0.4688" calcext:value-type="percentage">
            <text:p>46.88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icago</text:p>
          </table:table-cell>
          <table:table-cell office:value-type="percentage" office:value="0.4091" calcext:value-type="percentage">
            <text:p>40.91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085" calcext:value-type="percentage">
            <text:p>50.85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ncinnati</text:p>
          </table:table-cell>
          <table:table-cell office:value-type="percentage" office:value="0.4821" calcext:value-type="percentage">
            <text:p>48.21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3929" calcext:value-type="percentage">
            <text:p>39.29%</text:p>
          </table:table-cell>
          <table:table-cell office:value-type="percentage" office:value="0.5769" calcext:value-type="percentage">
            <text:p>57.69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veland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5185" calcext:value-type="percentage">
            <text:p>51.85%</text:p>
          </table:table-cell>
          <table:table-cell office:value-type="percentage" office:value="0.4872" calcext:value-type="percentage">
            <text:p>48.72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llas</text:p>
          </table:table-cell>
          <table:table-cell office:value-type="percentage" office:value="0.5424" calcext:value-type="percentage">
            <text:p>54.24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862" calcext:value-type="percentage">
            <text:p>58.6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902" calcext:value-type="percentage">
            <text:p>59.02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ver</text:p>
          </table:table-cell>
          <table:table-cell office:value-type="percentage" office:value="0.4902" calcext:value-type="percentage">
            <text:p>49.02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185" calcext:value-type="percentage">
            <text:p>51.85%</text:p>
          </table:table-cell>
          <table:table-cell office:value-type="percentage" office:value="0.4583" calcext:value-type="percentage">
            <text:p>45.83%</text:p>
          </table:table-cell>
          <table:table-cell office:value-type="percentage" office:value="0.5455" calcext:value-type="percentage">
            <text:p>54.55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troit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n Bay</text:p>
          </table:table-cell>
          <table:table-cell office:value-type="percentage" office:value="0.5763" calcext:value-type="percentage">
            <text:p>57.63%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061" calcext:value-type="percentage">
            <text:p>60.61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3265" calcext:value-type="percentage">
            <text:p>32.65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uston</text:p>
          </table:table-cell>
          <table:table-cell office:value-type="percentage" office:value="0.6087" calcext:value-type="percentage">
            <text:p>60.87%</text:p>
          </table:table-cell>
          <table:table-cell office:value-type="percentage" office:value="0.9091" calcext:value-type="percentage">
            <text:p>90.9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923" calcext:value-type="percentage">
            <text:p>69.2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14" calcext:value-type="percentage">
            <text:p>57.14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ianapolis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946" calcext:value-type="percentage">
            <text:p>59.46%</text:p>
          </table:table-cell>
          <table:table-cell office:value-type="percentage" office:value="0.5143" calcext:value-type="percentage">
            <text:p>51.43%</text:p>
          </table:table-cell>
          <table:table-cell office:value-type="percentage" office:value="0.6" calcext:value-type="percentage">
            <text:p>60.00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cksonville</text:p>
          </table:table-cell>
          <table:table-cell office:value-type="percentage" office:value="0.5781" calcext:value-type="percentage">
            <text:p>57.81%</text:p>
          </table:table-cell>
          <table:table-cell office:value-type="percentage" office:value="0.7778" calcext:value-type="percentage">
            <text:p>77.78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828" calcext:value-type="percentage">
            <text:p>48.28%</text:p>
          </table:table-cell>
          <table:table-cell office:value-type="percentage" office:value="0.6571" calcext:value-type="percentage">
            <text:p>65.71%</text:p>
          </table:table-cell>
          <table:table-cell office:value-type="percentage" office:value="0.5769" calcext:value-type="percentage">
            <text:p>57.69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nsas City</text:p>
          </table:table-cell>
          <table:table-cell office:value-type="percentage" office:value="0.4857" calcext:value-type="percentage">
            <text:p>48.57%</text:p>
          </table:table-cell>
          <table:table-cell office:value-type="percentage" office:value="0.8" calcext:value-type="percentage">
            <text:p>80.00%</text:p>
          </table:table-cell>
          <table:table-cell table:style-name="ce1" office:value-type="string" calcext:value-type="string">
            <text:p>--</text:p>
          </table:table-cell>
          <table:table-cell office:value-type="percentage" office:value="0.5238" calcext:value-type="percentage">
            <text:p>52.38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6" calcext:value-type="percentage">
            <text:p>60.00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ami</text:p>
          </table:table-cell>
          <table:table-cell office:value-type="percentage" office:value="0.5128" calcext:value-type="percentage">
            <text:p>51.28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4348" calcext:value-type="percentage">
            <text:p>43.48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nesota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6957" calcext:value-type="percentage">
            <text:p>69.57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524" calcext:value-type="percentage">
            <text:p>45.24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England</text:p>
          </table:table-cell>
          <table:table-cell office:value-type="percentage" office:value="0.7024" calcext:value-type="percentage">
            <text:p>70.2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6222" calcext:value-type="percentage">
            <text:p>62.22%</text:p>
          </table:table-cell>
          <table:table-cell office:value-type="percentage" office:value="0.7949" calcext:value-type="percentage">
            <text:p>79.49%</text:p>
          </table:table-cell>
          <table:table-cell office:value-type="percentage" office:value="0.5946" calcext:value-type="percentage">
            <text:p>59.46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Orleans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percentage" office:value="0.72" calcext:value-type="percentage">
            <text:p>72.00%</text:p>
          </table:table-cell>
          <table:table-cell office:value-type="percentage" office:value="0.5593" calcext:value-type="percentage">
            <text:p>55.93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Y Giants</text:p>
          </table:table-cell>
          <table:table-cell office:value-type="percentage" office:value="0.5493" calcext:value-type="percentage">
            <text:p>54.9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926" calcext:value-type="percentage">
            <text:p>59.26%</text:p>
          </table:table-cell>
          <table:table-cell office:value-type="percentage" office:value="0.5227" calcext:value-type="percentage">
            <text:p>52.27%</text:p>
          </table:table-cell>
          <table:table-cell office:value-type="percentage" office:value="0.5273" calcext:value-type="percentage">
            <text:p>52.73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Y Jets</text:p>
          </table:table-cell>
          <table:table-cell office:value-type="percentage" office:value="0.3673" calcext:value-type="percentage">
            <text:p>36.73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462" calcext:value-type="percentage">
            <text:p>34.62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4314" calcext:value-type="percentage">
            <text:p>43.14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akland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percentage" office:value="0.6" calcext:value-type="percentage">
            <text:p>60.00%</text:p>
          </table:table-cell>
          <table:table-cell office:value-type="percentage" office:value="0.2857" calcext:value-type="percentage">
            <text:p>28.57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iladelphia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074" calcext:value-type="percentage">
            <text:p>40.7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4" calcext:value-type="percentage">
            <text:p>54.00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ttsburgh</text:p>
          </table:table-cell>
          <table:table-cell office:value-type="percentage" office:value="0.5932" calcext:value-type="percentage">
            <text:p>59.32%</text:p>
          </table:table-cell>
          <table:table-cell office:value-type="percentage" office:value="0.7273" calcext:value-type="percentage">
            <text:p>72.7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5938" calcext:value-type="percentage">
            <text:p>59.38%</text:p>
          </table:table-cell>
          <table:table-cell office:value-type="percentage" office:value="0.5926" calcext:value-type="percentage">
            <text:p>59.26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 Diego</text:p>
          </table:table-cell>
          <table:table-cell office:value-type="percentage" office:value="0.5424" calcext:value-type="percentage">
            <text:p>54.24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5517" calcext:value-type="percentage">
            <text:p>55.17%</text:p>
          </table:table-cell>
          <table:table-cell office:value-type="percentage" office:value="0.6923" calcext:value-type="percentage">
            <text:p>69.23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n Francisco</text:p>
          </table:table-cell>
          <table:table-cell office:value-type="percentage" office:value="0.5172" calcext:value-type="percentage">
            <text:p>51.72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4167" calcext:value-type="percentage">
            <text:p>41.67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attle</text:p>
          </table:table-cell>
          <table:table-cell office:value-type="percentage" office:value="0.5636" calcext:value-type="percentage">
            <text:p>56.36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862" calcext:value-type="percentage">
            <text:p>58.62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5306" calcext:value-type="percentage">
            <text:p>53.06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 Louis</text:p>
          </table:table-cell>
          <table:table-cell office:value-type="percentage" office:value="0.4359" calcext:value-type="percentage">
            <text:p>43.59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14" calcext:value-type="percentage">
            <text:p>57.14%</text:p>
          </table:table-cell>
          <table:table-cell office:value-type="percentage" office:value="0.2778" calcext:value-type="percentage">
            <text:p>27.78%</text:p>
          </table:table-cell>
          <table:table-cell office:value-type="percentage" office:value="0.5741" calcext:value-type="percentage">
            <text:p>57.41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pa Bay</text:p>
          </table:table-cell>
          <table:table-cell office:value-type="percentage" office:value="0.4583" calcext:value-type="percentage">
            <text:p>45.83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4762" calcext:value-type="percentage">
            <text:p>47.62%</text:p>
          </table:table-cell>
          <table:table-cell office:value-type="percentage" office:value="0.4324" calcext:value-type="percentage">
            <text:p>43.24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ennessee</text:p>
          </table:table-cell>
          <table:table-cell office:value-type="percentage" office:value="0.3103" calcext:value-type="percentage">
            <text:p>31.03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368" calcext:value-type="percentage">
            <text:p>23.68%</text:p>
          </table:table-cell>
          <table:table-cell office:value-type="percentage" office:value="0.4474" calcext:value-type="percentage">
            <text:p>44.74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shington</text:p>
          </table:table-cell>
          <table:table-cell office:value-type="percentage" office:value="0.4912" calcext:value-type="percentage">
            <text:p>49.12%</text:p>
          </table:table-cell>
          <table:table-cell office:value-type="percentage" office:value="0.4444" calcext:value-type="percentage">
            <text:p>44.44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